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 office:value-type="string" calcext:value-type="string">
            <text:p>200 in chapter 2</text:p>
          </table:table-cell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0" calcext:value-type="float">
            <text:p>0</text:p>
          </table:table-cell>
          <table:table-cell table:formula="of:=SUM([.$B$2:.$B21])" office:value-type="float" office:value="39250" calcext:value-type="float">
            <text:p>39250</text:p>
          </table:table-cell>
          <table:table-cell table:style-name="ce2" table:formula="of:=AVERAGE([.$B$2:.$B21])" office:value-type="float" office:value="1962.5" calcext:value-type="float">
            <text:p>196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39250" calcext:value-type="float">
            <text:p>39250</text:p>
          </table:table-cell>
          <table:table-cell table:style-name="ce2" table:formula="of:=AVERAGE([.$B$2:.$B22])" office:value-type="float" office:value="1869.04761904762" calcext:value-type="float">
            <text:p>1869.0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0" calcext:value-type="float">
            <text:p>0</text:p>
          </table:table-cell>
          <table:table-cell table:formula="of:=SUM([.$B$2:.$B23])" office:value-type="float" office:value="39250" calcext:value-type="float">
            <text:p>39250</text:p>
          </table:table-cell>
          <table:table-cell table:style-name="ce2" table:formula="of:=AVERAGE([.$B$2:.$B23])" office:value-type="float" office:value="1784.09090909091" calcext:value-type="float">
            <text:p>1784.1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0" calcext:value-type="float">
            <text:p>0</text:p>
          </table:table-cell>
          <table:table-cell table:formula="of:=SUM([.$B$2:.$B24])" office:value-type="float" office:value="39250" calcext:value-type="float">
            <text:p>39250</text:p>
          </table:table-cell>
          <table:table-cell table:style-name="ce2" table:formula="of:=AVERAGE([.$B$2:.$B24])" office:value-type="float" office:value="1706.52173913043" calcext:value-type="float">
            <text:p>17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0" calcext:value-type="float">
            <text:p>0</text:p>
          </table:table-cell>
          <table:table-cell table:formula="of:=SUM([.$B$2:.$B25])" office:value-type="float" office:value="39250" calcext:value-type="float">
            <text:p>39250</text:p>
          </table:table-cell>
          <table:table-cell table:style-name="ce2" table:formula="of:=AVERAGE([.$B$2:.$B25])" office:value-type="float" office:value="1635.41666666667" calcext:value-type="float">
            <text:p>16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0" calcext:value-type="float">
            <text:p>0</text:p>
          </table:table-cell>
          <table:table-cell table:formula="of:=SUM([.$B$2:.$B26])" office:value-type="float" office:value="39250" calcext:value-type="float">
            <text:p>39250</text:p>
          </table:table-cell>
          <table:table-cell table:style-name="ce2" table:formula="of:=AVERAGE([.$B$2:.$B26])" office:value-type="float" office:value="1570" calcext:value-type="float">
            <text:p>1570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0" calcext:value-type="float">
            <text:p>0</text:p>
          </table:table-cell>
          <table:table-cell table:formula="of:=SUM([.$B$2:.$B27])" office:value-type="float" office:value="39250" calcext:value-type="float">
            <text:p>39250</text:p>
          </table:table-cell>
          <table:table-cell table:style-name="ce2" table:formula="of:=AVERAGE([.$B$2:.$B27])" office:value-type="float" office:value="1509.61538461538" calcext:value-type="float">
            <text:p>1509.6</text:p>
          </table:table-cell>
          <table:table-cell/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0" calcext:value-type="float">
            <text:p>0</text:p>
          </table:table-cell>
          <table:table-cell table:formula="of:=SUM([.$B$2:.$B28])" office:value-type="float" office:value="39250" calcext:value-type="float">
            <text:p>39250</text:p>
          </table:table-cell>
          <table:table-cell table:style-name="ce2" table:formula="of:=AVERAGE([.$B$2:.$B28])" office:value-type="float" office:value="1453.7037037037" calcext:value-type="float">
            <text:p>1453.7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39250" calcext:value-type="float">
            <text:p>39250</text:p>
          </table:table-cell>
          <table:table-cell table:style-name="ce2" table:formula="of:=AVERAGE([.$B$2:.$B29])" office:value-type="float" office:value="1401.78571428571" calcext:value-type="float">
            <text:p>1401.8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39250" calcext:value-type="float">
            <text:p>39250</text:p>
          </table:table-cell>
          <table:table-cell table:style-name="ce2" table:formula="of:=AVERAGE([.$B$2:.$B30])" office:value-type="float" office:value="1353.44827586207" calcext:value-type="float">
            <text:p>1353.4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39250" calcext:value-type="float">
            <text:p>39250</text:p>
          </table:table-cell>
          <table:table-cell table:style-name="ce2" table:formula="of:=AVERAGE([.$B$2:.$B31])" office:value-type="float" office:value="1308.33333333333" calcext:value-type="float">
            <text:p>1308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39250" calcext:value-type="float">
            <text:p>39250</text:p>
          </table:table-cell>
          <table:table-cell table:style-name="ce2" table:formula="of:=AVERAGE([.$B$2:.$B32])" office:value-type="float" office:value="1266.12903225806" calcext:value-type="float">
            <text:p>1266.1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39250" calcext:value-type="float">
            <text:p>39250</text:p>
          </table:table-cell>
          <table:table-cell table:style-name="ce2" table:formula="of:=AVERAGE([.$B$2:.$B33])" office:value-type="float" office:value="1226.5625" calcext:value-type="float">
            <text:p>1226.6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39250" calcext:value-type="float">
            <text:p>39250</text:p>
          </table:table-cell>
          <table:table-cell table:style-name="ce2" table:formula="of:=AVERAGE([.$B$2:.$B34])" office:value-type="float" office:value="1189.39393939394" calcext:value-type="float">
            <text:p>1189.4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39250" calcext:value-type="float">
            <text:p>39250</text:p>
          </table:table-cell>
          <table:table-cell table:style-name="ce2" table:formula="of:=AVERAGE([.$B$2:.$B35])" office:value-type="float" office:value="1154.41176470588" calcext:value-type="float">
            <text:p>1154.4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39250" calcext:value-type="float">
            <text:p>39250</text:p>
          </table:table-cell>
          <table:table-cell table:style-name="ce2" table:formula="of:=AVERAGE([.$B$2:.$B36])" office:value-type="float" office:value="1121.42857142857" calcext:value-type="float">
            <text:p>1121.4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39250" calcext:value-type="float">
            <text:p>39250</text:p>
          </table:table-cell>
          <table:table-cell table:style-name="ce2" table:formula="of:=AVERAGE([.$B$2:.$B37])" office:value-type="float" office:value="1090.27777777778" calcext:value-type="float">
            <text:p>1090.3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39250" calcext:value-type="float">
            <text:p>39250</text:p>
          </table:table-cell>
          <table:table-cell table:style-name="ce2" table:formula="of:=AVERAGE([.$B$2:.$B38])" office:value-type="float" office:value="1060.81081081081" calcext:value-type="float">
            <text:p>1060.8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39250" calcext:value-type="float">
            <text:p>39250</text:p>
          </table:table-cell>
          <table:table-cell table:style-name="ce2" table:formula="of:=AVERAGE([.$B$2:.$B39])" office:value-type="float" office:value="1032.89473684211" calcext:value-type="float">
            <text:p>1032.9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39250" calcext:value-type="float">
            <text:p>39250</text:p>
          </table:table-cell>
          <table:table-cell table:style-name="ce2" table:formula="of:=AVERAGE([.$B$2:.$B40])" office:value-type="float" office:value="1006.41025641026" calcext:value-type="float">
            <text:p>1006.4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39250" calcext:value-type="float">
            <text:p>39250</text:p>
          </table:table-cell>
          <table:table-cell table:style-name="ce2" table:formula="of:=AVERAGE([.$B$2:.$B41])" office:value-type="float" office:value="981.25" calcext:value-type="float">
            <text:p>981.3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39250" calcext:value-type="float">
            <text:p>39250</text:p>
          </table:table-cell>
          <table:table-cell table:style-name="ce2" table:formula="of:=AVERAGE([.$B$2:.$B42])" office:value-type="float" office:value="957.317073170732" calcext:value-type="float">
            <text:p>957.3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39250" calcext:value-type="float">
            <text:p>39250</text:p>
          </table:table-cell>
          <table:table-cell table:style-name="ce2" table:formula="of:=AVERAGE([.$B$2:.$B43])" office:value-type="float" office:value="934.52380952381" calcext:value-type="float">
            <text:p>934.5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39250" calcext:value-type="float">
            <text:p>39250</text:p>
          </table:table-cell>
          <table:table-cell table:style-name="ce2" table:formula="of:=AVERAGE([.$B$2:.$B44])" office:value-type="float" office:value="912.790697674419" calcext:value-type="float">
            <text:p>912.8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39250" calcext:value-type="float">
            <text:p>39250</text:p>
          </table:table-cell>
          <table:table-cell table:style-name="ce2" table:formula="of:=AVERAGE([.$B$2:.$B45])" office:value-type="float" office:value="892.045454545455" calcext:value-type="float">
            <text:p>892.0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39250" calcext:value-type="float">
            <text:p>39250</text:p>
          </table:table-cell>
          <table:table-cell table:style-name="ce2" table:formula="of:=AVERAGE([.$B$2:.$B46])" office:value-type="float" office:value="872.222222222222" calcext:value-type="float">
            <text:p>872.2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39250" calcext:value-type="float">
            <text:p>39250</text:p>
          </table:table-cell>
          <table:table-cell table:style-name="ce2" table:formula="of:=AVERAGE([.$B$2:.$B47])" office:value-type="float" office:value="853.260869565217" calcext:value-type="float">
            <text:p>853.3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22:18:21.908734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4-23T22:21:01.287176102</dc:date>
    <meta:editing-duration>PT5H54M56S</meta:editing-duration>
    <meta:editing-cycles>12</meta:editing-cycles>
    <meta:generator>LibreOffice/5.1.6.2$Linux_X86_64 LibreOffice_project/10m0$Build-2</meta:generator>
    <meta:document-statistic meta:table-count="1" meta:cell-count="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1cm">
          <chartooo:coordinate-region svg:x="2.474cm" svg:y="2.328cm" svg:width="20.541cm" svg:height="7.815cm"/>
          <chart:axis chart:dimension="x" chart:name="primary-x" chart:style-name="ch5">
            <chart:title svg:x="11.941cm" svg:y="11.03cm" chart:style-name="ch6">
              <text:p>Time</text:p>
            </chart:title>
          </chart:axis>
          <chart:axis chart:dimension="y" chart:name="primary-y" chart:style-name="ch5">
            <chart:title svg:x="0.449cm" svg:y="7.667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962.5">
                <text:p>196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869.04761904762">
                <text:p>1869.04761904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784.09090909091">
                <text:p>1784.090909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706.52173913043">
                <text:p>17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635.41666666667">
                <text:p>16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509.61538461538">
                <text:p>1509.61538461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453.7037037037">
                <text:p>1453.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401.78571428571">
                <text:p>1401.7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353.44827586207">
                <text:p>1353.44827586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308.33333333333">
                <text:p>1308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66.12903225806">
                <text:p>1266.12903225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226.5625">
                <text:p>1226.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189.39393939394">
                <text:p>1189.393939393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154.41176470588">
                <text:p>1154.41176470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121.42857142857">
                <text:p>1121.4285714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090.27777777778">
                <text:p>1090.2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060.81081081081">
                <text:p>1060.81081081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032.89473684211">
                <text:p>1032.89473684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006.41025641026">
                <text:p>1006.410256410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981.25">
                <text:p>981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957.317073170732">
                <text:p>957.3170731707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934.52380952381">
                <text:p>934.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912.790697674419">
                <text:p>912.7906976744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892.045454545455">
                <text:p>892.045454545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72.222222222222">
                <text:p>872.22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53.260869565217">
                <text:p>853.260869565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